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F0" svg:font-family="F0"/>
    <style:font-face style:name="F1" svg:font-family="F1"/>
    <style:font-face style:name="Mangal1" svg:font-family="Mangal"/>
    <style:font-face style:name="Verdana1" svg:font-family="Verdana"/>
    <style:font-face style:name="Times New Roman" svg:font-family="'Times New Roman'" style:font-family-generic="roman"/>
    <style:font-face style:name="MicrosoftSansSerif" svg:font-family="MicrosoftSansSerif" style:font-family-generic="swiss"/>
    <style:font-face style:name="Verdana" svg:font-family="Verdana" style:font-family-generic="swis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1" style:family="text">
      <style:text-properties fo:font-weight="bold"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pan text:style-name="T1">Chicken Cacciatore</text:span> </text:p>
      <text:p text:style-name="Standard"/>
      <text:p text:style-name="Standard">8 to 10 boneless skinless chicken thighs</text:p>
      <text:p text:style-name="Standard">3 T olive oil</text:p>
      <text:p text:style-name="Standard">salt and pepper to taste</text:p>
      <text:p text:style-name="Standard">2 cups sliced fresh mushrooms</text:p>
      <text:p text:style-name="Standard">1 small onion, chopped</text:p>
      <text:p text:style-name="Standard">1 t minced garlic</text:p>
      <text:p text:style-name="Standard">3 cups spaghetti sauce, homemade is best! </text:p>
      <text:p text:style-name="Standard">Hot cooked noodles</text:p>
      <text:p text:style-name="Standard"/>
      <text:p text:style-name="Standard">In a large frying pan brown chicken thighs in olive oil until lightly browned. Transfer to a 9x13 pan, sprinkle lightly with salt and pepper. In the same frying pan sauté mushrooms, onion and garlic until onions are mushrooms are soft. Add spaghetti sauce. Mix this together and pour over the chicken thighs. Bake at 350 for 30 to 40 minutes. Serve over spaghetti noodles.</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F0" svg:font-family="F0"/>
    <style:font-face style:name="F1" svg:font-family="F1"/>
    <style:font-face style:name="Mangal1" svg:font-family="Mangal"/>
    <style:font-face style:name="Verdana1" svg:font-family="Verdana"/>
    <style:font-face style:name="Times New Roman" svg:font-family="'Times New Roman'" style:font-family-generic="roman"/>
    <style:font-face style:name="MicrosoftSansSerif" svg:font-family="MicrosoftSansSerif" style:font-family-generic="swiss"/>
    <style:font-face style:name="Verdana" svg:font-family="Verdana" style:font-family-generic="swis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Verdana"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Verdana" style:font-name-complex="Mangal1"/>
    </style:style>
    <style:style style:name="Caption" style:family="paragraph" style:parent-style-name="Standard" style:class="extra">
      <style:paragraph-properties fo:margin-top="0.0835in" fo:margin-bottom="0.0835in" text:number-lines="false" text:line-number="0"/>
      <style:text-properties style:font-name="Verdana"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Verdana"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rystal Miller</meta:initial-creator>
    <meta:creation-date>2017-05-05T19:43:27.02</meta:creation-date>
    <dc:date>2017-05-06T13:03:02.31</dc:date>
    <dc:creator>Crystal Miller</dc:creator>
    <meta:editing-duration>PT7H18M17S</meta:editing-duration>
    <meta:editing-cycles>1</meta:editing-cycles>
    <meta:generator>OpenOffice/4.1.1$Win32 OpenOffice.org_project/411m6$Build-9775</meta:generator>
    <meta:document-statistic meta:table-count="0" meta:image-count="0" meta:object-count="0" meta:page-count="1" meta:paragraph-count="10" meta:word-count="106" meta:character-count="596"/>
  </office:meta>
</office:document-meta>
</file>